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irst pole</text:p>
          </table:table-cell>
          <table:table-cell table:style-name="ce1"/>
        </table:table-row>
        <table:table-row table:style-name="ro1">
          <table:table-cell office:value-type="string">
            <text:p>C</text:p>
          </table:table-cell>
          <table:table-cell table:style-name="ce1" office:value-type="float" office:value="0.0000000029">
            <text:p>2.90E-009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1" office:value-type="float" office:value="45000">
            <text:p>4.50E+004</text:p>
          </table:table-cell>
        </table:table-row>
        <table:table-row table:style-name="ro1">
          <table:table-cell office:value-type="string">
            <text:p>fc</text:p>
          </table:table-cell>
          <table:table-cell table:formula="of:=1/(2*PI()*([.B2]*[.B3]))" office:value-type="float" office:value="1219.57810798387">
            <text:p>1219.578107983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cond pole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style-name="ce1" office:value-type="float" office:value="0.00000000007">
            <text:p>7.00E-011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1" office:value-type="float" office:value="45000">
            <text:p>4.50E+004</text:p>
          </table:table-cell>
        </table:table-row>
        <table:table-row table:style-name="ro1">
          <table:table-cell office:value-type="string">
            <text:p>fc</text:p>
          </table:table-cell>
          <table:table-cell table:formula="of:=1/(2*PI()*([.B7]*[.B8]))" office:value-type="float" office:value="50525.3787593319">
            <text:p>50525.378759331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hird pole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style-name="ce1" office:value-type="float" office:value="0.000000000014">
            <text:p>1.40E-011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1" office:value-type="float" office:value="45000">
            <text:p>4.50E+004</text:p>
          </table:table-cell>
        </table:table-row>
        <table:table-row table:style-name="ro1">
          <table:table-cell office:value-type="string">
            <text:p>fc</text:p>
          </table:table-cell>
          <table:table-cell table:formula="of:=1/(2*PI()*([.B13]*[.B14]))" office:value-type="float" office:value="252626.893796659">
            <text:p>252626.8937966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n loop gain in db</text:p>
          </table:table-cell>
          <table:table-cell/>
        </table:table-row>
        <table:table-row table:style-name="ro1">
          <table:table-cell office:value-type="string">
            <text:p>v gain</text:p>
          </table:table-cell>
          <table:table-cell table:style-name="ce1" office:value-type="float" office:value="200000">
            <text:p>2.00E+005</text:p>
          </table:table-cell>
        </table:table-row>
        <table:table-row table:style-name="ro1">
          <table:table-cell office:value-type="string">
            <text:p>db</text:p>
          </table:table-cell>
          <table:table-cell table:formula="of:=20*LOG10([.B18])" office:value-type="float" office:value="106.02059991328">
            <text:p>106.02059991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5/30/2016</text:date>, <text:time>08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Wetters</meta:initial-creator>
    <meta:creation-date>2016-05-30T07:42:45</meta:creation-date>
    <dc:date>2016-05-30T08:10:05</dc:date>
    <dc:creator>John Wetters</dc:creator>
    <meta:editing-duration>PT27M21S</meta:editing-duration>
    <meta:editing-cycles>6</meta:editing-cycles>
    <meta:generator>OpenOffice/4.1.2$Unix OpenOffice.org_project/412m3$Build-9782</meta:generator>
    <meta:document-statistic meta:table-count="3" meta:cell-count="26" meta:object-count="0"/>
  </office:meta>
</office:document-meta>
</file>